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11-22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67326315789" calcext:value-type="float">
            <text:p>6.489673263157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139587096774" calcext:value-type="float">
            <text:p>6.30139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9336" calcext:value-type="float">
            <text:p>5.894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991070967742" calcext:value-type="float">
            <text:p>5.47991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73142857143" calcext:value-type="float">
            <text:p>5.41673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437169230769" calcext:value-type="float">
            <text:p>5.49437169230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196387096774" calcext:value-type="float">
            <text:p>5.51196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19592" calcext:value-type="float">
            <text:p>5.921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226916129032" calcext:value-type="float">
            <text:p>6.33226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93752" calcext:value-type="float">
            <text:p>6.32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487174193548" calcext:value-type="float">
            <text:p>6.38487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82425806452" calcext:value-type="float">
            <text:p>6.42282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169651612903" calcext:value-type="float">
            <text:p>6.37169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20145" calcext:value-type="float">
            <text:p>6.2120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8312" calcext:value-type="float">
            <text:p>5.913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36335483871" calcext:value-type="float">
            <text:p>5.62336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280771428571" calcext:value-type="float">
            <text:p>5.482807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885" calcext:value-type="float">
            <text:p>5.5568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55303225807" calcext:value-type="float">
            <text:p>5.641553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58632" calcext:value-type="float">
            <text:p>5.91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27070967742" calcext:value-type="float">
            <text:p>6.07427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2584" calcext:value-type="float">
            <text:p>5.92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753238709678" calcext:value-type="float">
            <text:p>6.2875323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641574193548" calcext:value-type="float">
            <text:p>6.54641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0144" calcext:value-type="float">
            <text:p>6.516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74967741936" calcext:value-type="float">
            <text:p>6.40374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63888" calcext:value-type="float">
            <text:p>6.006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30875" calcext:value-type="float">
            <text:p>5.6530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78085714286" calcext:value-type="float">
            <text:p>5.376780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258875" calcext:value-type="float">
            <text:p>5.47258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349058064516" calcext:value-type="float">
            <text:p>5.63349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46824" calcext:value-type="float">
            <text:p>5.764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259948387097" calcext:value-type="float">
            <text:p>5.90259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92048" calcext:value-type="float">
            <text:p>6.439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6951" calcext:value-type="float">
            <text:p>6.8469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134916129032" calcext:value-type="float">
            <text:p>6.59134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39248" calcext:value-type="float">
            <text:p>6.103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142425" calcext:value-type="float">
            <text:p>6.06142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008" calcext:value-type="float">
            <text:p>5.7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423690322581" calcext:value-type="float">
            <text:p>5.48423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99336" calcext:value-type="float">
            <text:p>5.25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54864516129" calcext:value-type="float">
            <text:p>5.3054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196980645161" calcext:value-type="float">
            <text:p>5.41196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21048" calcext:value-type="float">
            <text:p>5.512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51705" calcext:value-type="float">
            <text:p>5.55517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1832" calcext:value-type="float">
            <text:p>5.80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327561290323" calcext:value-type="float">
            <text:p>6.273275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681575" calcext:value-type="float">
            <text:p>6.52681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96824" calcext:value-type="float">
            <text:p>6.39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395303225807" calcext:value-type="float">
            <text:p>5.793953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9232" calcext:value-type="float">
            <text:p>5.5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4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2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78" meta:object-count="0"/>
    <meta:user-defined meta:name="AppVersion">3.0</meta:user-defined>
  </office:meta>
</office:document-meta>
</file>